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rsid="000cc269" officeooo:paragraph-rsid="000cc269" style:font-size-asian="10pt" style:font-size-complex="10pt"/>
    </style:style>
    <style:style style:name="P3" style:family="paragraph" style:parent-style-name="Standard" style:master-page-name="Standard">
      <style:paragraph-properties style:page-number="auto"/>
      <style:text-properties fo:font-size="10pt" style:font-size-asian="10pt" style:font-size-complex="1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0.5pt" style:font-size-asian="9.14999961853027pt" style:font-size-complex="10.5pt"/>
    </style:style>
    <style:style style:name="T4" style:family="text">
      <style:text-properties officeooo:rsid="000bda71"/>
    </style:style>
    <style:style style:name="T5" style:family="text">
      <style:text-properties fo:font-size="11pt" style:font-size-asian="9.60000038146973pt" style:font-size-complex="11pt"/>
    </style:style>
    <style:style style:name="T6" style:family="text">
      <style:text-properties fo:font-size="12pt" style:font-size-asian="10.5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7"/>sudo apt-get update</text:p>
      <text:p text:style-name="P1"><text:s text:c="7"/>sudo apt-get install vim</text:p>
      <text:p text:style-name="P1"/>
      <text:p text:style-name="P1"><text:s/>----------------------------installation of virtual box----------------------------------</text:p>
      <text:p text:style-name="P1"><text:s text:c="3"/>And go to the url---https://www.linuxbabe.com/virtualbox/install-latest-virtualbox-5-1-ubuntu-16-04</text:p>
      <text:p text:style-name="P1"/>
      <text:p text:style-name="P1"><text:s text:c="7"/>sudo apt purge virtualbox* <text:s text:c="2"/></text:p>
      <text:p text:style-name="P1"><text:s text:c="7"/>sudo apt remove virtualbox*</text:p>
      <text:p text:style-name="P2"/>
      <text:p text:style-name="P1"><text:s text:c="7"/>sudo vim /etc/apt/sources.list</text:p>
      <text:p text:style-name="P1"><text:s text:c="4"/></text:p>
      <text:p text:style-name="P1"><text:s/>------------*And add this line at end of file*------- </text:p>
      <text:p text:style-name="P1"><text:s text:c="4"/>deb http://download.virtualbox.org/virtualbox/debian xenial contrib</text:p>
      <text:p text:style-name="P1"/>
      <text:p text:style-name="P1"><text:s text:c="2"/>---------------And run this command------------</text:p>
      <text:p text:style-name="P1"><text:s text:c="3"/></text:p>
      <text:p text:style-name="P1"><text:s text:c="3"/>sudo apt update</text:p>
      <text:p text:style-name="P1"/>
      <text:p text:style-name="P1"><text:s text:c="3"/>sudo apt install virtualbox-5.1</text:p>
      <text:p text:style-name="P1"/>
      <text:p text:style-name="P1"/>
      <text:p text:style-name="P1"/>
      <text:p text:style-name="P1">-------------------------installation of vagrant------------------------------</text:p>
      <text:p text:style-name="P1"><text:s text:c="3"/>sudo apt-get update</text:p>
      <text:p text:style-name="P1"/>
      <text:p text:style-name="P1"><text:s text:c="3"/>apt-cache show vagrant</text:p>
      <text:p text:style-name="P1"/>
      <text:p text:style-name="P1"><text:s text:c="3"/>sudo apt-get install vagrant 1.8.1</text:p>
      <text:p text:style-name="P1"/>
      <text:p text:style-name="P1"><text:s text:c="3"/>vagrant --version</text:p>
      <text:p text:style-name="P1"><text:s text:c="2"/></text:p>
      <text:p text:style-name="P1"><text:s text:c="2"/>--------------------And update vagrant dpkg---------------------</text:p>
      <text:p text:style-name="P1"><text:s text:c="2"/>*and run this commands*</text:p>
      <text:p text:style-name="P1"/>
      <text:p text:style-name="P1"><text:s text:c="3"/>wget https://releases.hashicorp.com/vagrant/1.8.5/vagrant_1.8.5_x86_64.deb</text:p>
      <text:p text:style-name="P1"/>
      <text:p text:style-name="P1"><text:s text:c="3"/>sudo dpkg -i vagrant_1.8.5_x86_64.deb</text:p>
      <text:p text:style-name="P1"/>
      <text:p text:style-name="P1"><text:s text:c="4"/>vagrant -v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IN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07:51:02</meta:creation-date>
    <dc:language>en-IN</dc:language>
    <dc:date>2017-02-09T12:03:09.264809498</dc:date>
    <meta:editing-cycles>2</meta:editing-cycles>
    <meta:editing-duration>PT29M3S</meta:editing-duration>
    <meta:generator>LibreOffice/5.1.4.2$Linux_X86_64 LibreOffice_project/10m0$Build-2</meta:generator>
    <meta:document-statistic meta:table-count="0" meta:image-count="0" meta:object-count="0" meta:page-count="1" meta:paragraph-count="25" meta:word-count="89" meta:character-count="997" meta:non-whitespace-character-count="845"/>
  </office:meta>
</office:document-meta>
</file>